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114648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officeooo:rsid="001003a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im — essa arquitetura que você descreveu é <text:span text:style-name="Strong_20_Emphasis">muito boa</text:span> e é exatamente como muitos periféricos clássicos funcionavam com o <text:span text:style-name="Strong_20_Emphasis">MC68000</text:span>. Usar <text:span text:style-name="Strong_20_Emphasis">A1–A6 como índice de registrador</text:span> e <text:span text:style-name="Strong_20_Emphasis">D0–D7 como barramento de dados</text:span> cria um periférico de <text:span text:style-name="Strong_20_Emphasis">64 registradores de 8 bits</text:span>, o que já é bastante espaço para controlar vários subsistemas dentro do <text:span text:style-name="Strong_20_Emphasis">RP2040</text:span>.</text:p>
      <text:p text:style-name="Text_20_body">Vou estruturar isso para ficar claro.</text:p>
      <text:p text:style-name="Horizontal_20_Line"/>
      <text:h text:style-name="Heading_20_1" text:outline-level="1">1️⃣ Interface proposta (excelente)</text:h>
      <text:p text:style-name="Text_20_body">Barramento entre <text:span text:style-name="Strong_20_Emphasis">68000</text:span> e <text:span text:style-name="Strong_20_Emphasis">RP2040</text:span>:</text:p>
      <text:p text:style-name="Preformatted_20_Text"><text:span text:style-name="Source_20_Text">A1–A6 <text:s text:c="2"/>→ endereço de registrador (64 registradores)</text:span></text:p>
      <text:p text:style-name="Preformatted_20_Text"><text:span text:style-name="Source_20_Text">D0–D7 <text:s text:c="2"/>↔ dados</text:span></text:p>
      <text:p text:style-name="Preformatted_20_Text"><text:span text:style-name="Source_20_Text">R/W <text:s text:c="4"/>→ direção</text:span></text:p>
      <text:p text:style-name="Preformatted_20_Text"><text:span text:style-name="Source_20_Text">/AS <text:s text:c="4"/>→ início do ciclo</text:span></text:p>
      <text:p text:style-name="Preformatted_20_Text"><text:span text:style-name="Source_20_Text">/LDS <text:s text:c="3"/>→ byte baixo válido</text:span></text:p>
      <text:p text:style-name="Preformatted_20_Text"><text:span text:style-name="Source_20_Text">CS <text:s text:c="5"/>→ seleção do dispositivo</text:span></text:p>
      <text:p text:style-name="P1"><text:span text:style-name="Source_20_Text">DTACK <text:s text:c="2"/>← acknowledge</text:span></text:p>
      <text:p text:style-name="Text_20_body">Total de pinos aproximado:</text:p>
      <text:p text:style-name="Preformatted_20_Text"><text:span text:style-name="Source_20_Text">A1–A6 <text:s text:c="5"/>6</text:span></text:p>
      <text:p text:style-name="Preformatted_20_Text"><text:span text:style-name="Source_20_Text">D0–D7 <text:s text:c="5"/>8</text:span></text:p>
      <text:p text:style-name="Preformatted_20_Text"><text:span text:style-name="Source_20_Text">R/W <text:s text:c="7"/>1</text:span></text:p>
      <text:p text:style-name="Preformatted_20_Text"><text:span text:style-name="Source_20_Text">/AS <text:s text:c="7"/>1</text:span></text:p>
      <text:p text:style-name="Preformatted_20_Text"><text:span text:style-name="Source_20_Text">/LDS <text:s text:c="6"/>1</text:span></text:p>
      <text:p text:style-name="Preformatted_20_Text"><text:span text:style-name="Source_20_Text">CS <text:s text:c="8"/>1</text:span></text:p>
      <text:p text:style-name="Preformatted_20_Text"><text:span text:style-name="Source_20_Text">DTACK <text:s text:c="5"/>1</text:span></text:p>
      <text:p text:style-name="Preformatted_20_Text"><text:span text:style-name="Source_20_Text">-------------</text:span></text:p>
      <text:p text:style-name="P1"><text:span text:style-name="Source_20_Text">20 pinos</text:span></text:p>
      <text:p text:style-name="Text_20_body">Isso cabe tranquilamente no <text:span text:style-name="Strong_20_Emphasis">RP2040</text:span>.</text:p>
      <text:p text:style-name="Horizontal_20_Line"/>
      <text:h text:style-name="Heading_20_1" text:outline-level="1">2️⃣ Espaço de registradores</text:h>
      <text:p text:style-name="Text_20_body">Com <text:span text:style-name="Strong_20_Emphasis">A1–A6</text:span> você tem:</text:p>
      <text:p text:style-name="P1"><text:span text:style-name="Source_20_Text">2^6 = 64 registradores</text:span></text:p>
      <text:p text:style-name="Text_20_body">Exemplo de mapa:</text:p>
      <text:p text:style-name="Preformatted_20_Text"><text:span text:style-name="Source_20_Text">00 <text:s/>SYS_STATUS</text:span></text:p>
      <text:p text:style-name="Preformatted_20_Text"><text:span text:style-name="Source_20_Text">01 <text:s/>SYS_CONTROL</text:span></text:p>
      <text:p text:style-name="Preformatted_20_Text"/>
      <text:p text:style-name="Preformatted_20_Text"><text:span text:style-name="Source_20_Text">02 <text:s/>TIMER0_LOW</text:span></text:p>
      <text:p text:style-name="Preformatted_20_Text"><text:span text:style-name="Source_20_Text">03 <text:s/>TIMER0_HIGH</text:span></text:p>
      <text:p text:style-name="Preformatted_20_Text"/>
      <text:p text:style-name="Preformatted_20_Text"><text:span text:style-name="Source_20_Text">04 <text:s/>TIMER1_LOW</text:span></text:p>
      <text:p text:style-name="Preformatted_20_Text"><text:span text:style-name="Source_20_Text">05 <text:s/>TIMER1_HIGH</text:span></text:p>
      <text:p text:style-name="Preformatted_20_Text"/>
      <text:p text:style-name="Preformatted_20_Text"><text:soft-page-break/><text:span text:style-name="Source_20_Text">06 <text:s/>IRQ_STATUS</text:span></text:p>
      <text:p text:style-name="Preformatted_20_Text"><text:span text:style-name="Source_20_Text">07 <text:s/>IRQ_ENABLE</text:span></text:p>
      <text:p text:style-name="Preformatted_20_Text"/>
      <text:p text:style-name="Preformatted_20_Text"><text:span text:style-name="Source_20_Text">08 <text:s/>GPIO_DATA</text:span></text:p>
      <text:p text:style-name="Preformatted_20_Text"><text:span text:style-name="Source_20_Text">09 <text:s/>GPIO_DIR</text:span></text:p>
      <text:p text:style-name="Preformatted_20_Text"/>
      <text:p text:style-name="Preformatted_20_Text"><text:span text:style-name="Source_20_Text">10 <text:s/>VGA_CMD</text:span></text:p>
      <text:p text:style-name="Preformatted_20_Text"><text:span text:style-name="Source_20_Text">11 <text:s/>VGA_DATA</text:span></text:p>
      <text:p text:style-name="Preformatted_20_Text"/>
      <text:p text:style-name="Preformatted_20_Text"><text:span text:style-name="Source_20_Text">12 <text:s/>SD_CMD</text:span></text:p>
      <text:p text:style-name="Preformatted_20_Text"><text:span text:style-name="Source_20_Text">13 <text:s/>SD_DATA</text:span></text:p>
      <text:p text:style-name="Preformatted_20_Text"/>
      <text:p text:style-name="Preformatted_20_Text"><text:span text:style-name="Source_20_Text">14 <text:s/>I2C_CMD</text:span></text:p>
      <text:p text:style-name="P1"><text:span text:style-name="Source_20_Text">15 <text:s/>I2C_DATA</text:span></text:p>
      <text:p text:style-name="Text_20_body">Ainda sobrariam muitos registradores.</text:p>
      <text:p text:style-name="Horizontal_20_Line"/>
      <text:h text:style-name="Heading_20_1" text:outline-level="1">3️⃣ Escrita na RAM interna do RP2040 (VRAM)</text:h>
      <text:p text:style-name="Text_20_body">Sua ideia de usar registradores para escrever na memória interna do <text:span text:style-name="Strong_20_Emphasis">RP2040</text:span> é exatamente o que GPUs antigas faziam.</text:p>
      <text:p text:style-name="Text_20_body">Exemplo de registradores:</text:p>
      <text:p text:style-name="Preformatted_20_Text"><text:span text:style-name="Source_20_Text">20 <text:s/>VRAM_ADDR_LOW</text:span></text:p>
      <text:p text:style-name="Preformatted_20_Text"><text:span text:style-name="Source_20_Text">21 <text:s/>VRAM_ADDR_HIGH</text:span></text:p>
      <text:p text:style-name="Preformatted_20_Text"><text:span text:style-name="Source_20_Text">22 <text:s/>VRAM_DATA</text:span></text:p>
      <text:p text:style-name="P1"><text:span text:style-name="Source_20_Text">23 <text:s/>VRAM_CTRL<text:line-break/></text:span><text:span text:style-name="Source_20_Text"><text:span text:style-name="T1">24 <text:s/></text:span></text:span><text:span text:style-name="Source_20_Text">VIDEO_PAGE_DISPLAY<text:line-break/></text:span><text:span text:style-name="Source_20_Text"><text:span text:style-name="T1">25 <text:s/></text:span></text:span><text:span text:style-name="Source_20_Text">VIDEO_PAGE_DRAW<text:line-break/></text:span><text:span text:style-name="Source_20_Text"><text:span text:style-name="T1">26 <text:s/></text:span></text:span><text:span text:style-name="Source_20_Text">VIDEO_SWAP</text:span></text:p>
      <text:p text:style-name="Text_20_body">Fluxo no <text:span text:style-name="Strong_20_Emphasis">MC68000</text:span>:</text:p>
      <text:p text:style-name="Preformatted_20_Text"><text:span text:style-name="Source_20_Text">MOVE.B #$00,VRAM_ADDR_LOW</text:span></text:p>
      <text:p text:style-name="Preformatted_20_Text"><text:span text:style-name="Source_20_Text">MOVE.B #$10,VRAM_ADDR_HIGH</text:span></text:p>
      <text:p text:style-name="P1"><text:span text:style-name="Source_20_Text">MOVE.B #$FF,VRAM_DATA</text:span></text:p>
      <text:p text:style-name="Text_20_body">O RP2040 grava esse byte na VRAM interna.</text:p>
      <text:p text:style-name="Horizontal_20_Line"/>
      <text:h text:style-name="Heading_20_1" text:outline-level="1">4️⃣ Melhor ainda: auto-incremento</text:h>
      <text:p text:style-name="Text_20_body">Você pode criar um registrador que <text:span text:style-name="Strong_20_Emphasis">auto incrementa o endereço de VRAM</text:span>.</text:p>
      <text:p text:style-name="Text_20_body">Assim o 68000 escreve blocos rapidamente.</text:p>
      <text:p text:style-name="Preformatted_20_Text"><text:span text:style-name="Source_20_Text">VRAM_ADDR_LOW</text:span></text:p>
      <text:p text:style-name="Preformatted_20_Text"><text:span text:style-name="Source_20_Text">VRAM_ADDR_HIGH</text:span></text:p>
      <text:p text:style-name="P1"><text:span text:style-name="Source_20_Text">VRAM_DATA_AUTO</text:span></text:p>
      <text:p text:style-name="Text_20_body"><text:soft-page-break/>Então o código vira:</text:p>
      <text:p text:style-name="Preformatted_20_Text"><text:span text:style-name="Source_20_Text">loop:</text:span></text:p>
      <text:p text:style-name="Preformatted_20_Text"><text:span text:style-name="Source_20_Text">MOVE.B (A0)+,VRAM_DATA_AUTO</text:span></text:p>
      <text:p text:style-name="P1"><text:span text:style-name="Source_20_Text">DBRA D0,loop</text:span></text:p>
      <text:p text:style-name="Text_20_body">Isso é muito eficiente.</text:p>
      <text:p text:style-name="Horizontal_20_Line"/>
      <text:h text:style-name="Heading_20_1" text:outline-level="1">5️⃣ VGA controlado pelo RP2040</text:h>
      <text:p text:style-name="Text_20_body">O <text:span text:style-name="Strong_20_Emphasis">RP2040</text:span> pode gerar VGA com:</text:p>
      <text:p text:style-name="Preformatted_20_Text"><text:span text:style-name="Source_20_Text">PIO</text:span></text:p>
      <text:p text:style-name="Preformatted_20_Text"><text:span text:style-name="Source_20_Text">DMA</text:span></text:p>
      <text:p text:style-name="P1"><text:span text:style-name="Source_20_Text">RAM interna</text:span></text:p>
      <text:p text:style-name="Text_20_body">Arquitetura:</text:p>
      <text:p text:style-name="Preformatted_20_Text"><text:span text:style-name="Source_20_Text">MC68000 → registradores → RP2040</text:span></text:p>
      <text:p text:style-name="P1"><text:span text:style-name="Source_20_Text">RP2040 → framebuffer → VGA</text:span></text:p>
      <text:p text:style-name="Text_20_body">O 68000 apenas atualiza a memória de vídeo via registradores.</text:p>
      <text:p text:style-name="Horizontal_20_Line"/>
      <text:h text:style-name="Heading_20_1" text:outline-level="1">6️⃣ Exemplo de modos gráficos possíveis</text:h>
      <text:p text:style-name="Text_20_body">Com os <text:span text:style-name="Strong_20_Emphasis">264 KB de RAM do RP2040</text:span>:</text:p>
      <text:p text:style-name="Text_20_body">Modo texto:</text:p>
      <text:p text:style-name="P1"><text:span text:style-name="Source_20_Text">80x30 caracteres</text:span></text:p>
      <text:p text:style-name="Text_20_body">Modo gráfico simples:</text:p>
      <text:p text:style-name="P1"><text:span text:style-name="Source_20_Text">320x240 8-bit</text:span></text:p>
      <text:p text:style-name="Text_20_body">Ou:</text:p>
      <text:p text:style-name="P1"><text:span text:style-name="Source_20_Text">640x480 4-bit</text:span></text:p>
      <text:p text:style-name="Horizontal_20_Line"/>
      <text:h text:style-name="Heading_20_1" text:outline-level="1">7️⃣ Detecção do ciclo</text:h>
      <text:p text:style-name="Text_20_body">O PIO do <text:span text:style-name="Strong_20_Emphasis">RP2040</text:span> pode observar:</text:p>
      <text:p text:style-name="Preformatted_20_Text"><text:span text:style-name="Source_20_Text">CS = 0</text:span></text:p>
      <text:p text:style-name="Preformatted_20_Text"><text:span text:style-name="Source_20_Text">/AS = 0</text:span></text:p>
      <text:p text:style-name="P1"><text:span text:style-name="Source_20_Text">/LDS = 0</text:span></text:p>
      <text:p text:style-name="Text_20_body">Então:</text:p>
      <text:list text:style-name="L1">
        <text:list-item>
          <text:p text:style-name="P3"><text:soft-page-break/>lê A1–A6</text:p>
        </text:list-item>
        <text:list-item>
          <text:p text:style-name="P3">verifica R/W</text:p>
        </text:list-item>
        <text:list-item>
          <text:p text:style-name="P3">executa operação</text:p>
        </text:list-item>
        <text:list-item>
          <text:p text:style-name="P3">gera <text:span text:style-name="Strong_20_Emphasis">DTACK</text:span></text:p>
        </text:list-item>
      </text:list>
      <text:p text:style-name="Horizontal_20_Line"/>
      <text:h text:style-name="Heading_20_1" text:outline-level="1">8️⃣ Latência</text:h>
      <text:p text:style-name="Text_20_body">O <text:span text:style-name="Strong_20_Emphasis">MC68000</text:span> aceita wait states facilmente.</text:p>
      <text:p text:style-name="Text_20_body">Então o RP2040 pode responder em:</text:p>
      <text:p text:style-name="P1"><text:span text:style-name="Source_20_Text">200–400 ns</text:span></text:p>
      <text:p text:style-name="Text_20_body">Sem problemas.</text:p>
      <text:p text:style-name="Horizontal_20_Line"/>
      <text:h text:style-name="Heading_20_1" text:outline-level="1">9️⃣ O resultado arquitetural</text:h>
      <text:p text:style-name="Text_20_body">Você cria basicamente um <text:span text:style-name="Strong_20_Emphasis">chipset completo</text:span>:</text:p>
      <text:p text:style-name="Preformatted_20_Text"><text:span text:style-name="Source_20_Text">MC68000</text:span></text:p>
      <text:p text:style-name="Preformatted_20_Text"><text:span text:style-name="Source_20_Text"><text:s text:c="3"/>│</text:span></text:p>
      <text:p text:style-name="Preformatted_20_Text"><text:span text:style-name="Source_20_Text"><text:s text:c="3"/>│ barramento</text:span></text:p>
      <text:p text:style-name="Preformatted_20_Text"><text:span text:style-name="Source_20_Text"><text:s text:c="3"/>│</text:span></text:p>
      <text:p text:style-name="P2"><text:span text:style-name="Source_20_Text">Pico 2 (RP2350)<text:line-break/> <text:s text:c="2"/>├ VGA<text:line-break/> <text:s text:c="2"/>├ framebuffer A<text:line-break/> <text:s text:c="2"/>├ framebuffer B<text:line-break/> <text:s text:c="2"/>├ SD card<text:line-break/> <text:s text:c="2"/>├ timers<text:line-break/> <text:s text:c="2"/>├ interrupções<text:line-break/> <text:s text:c="2"/>├ periféricos</text:span></text:p>
      <text:p text:style-name="P2"><text:span text:style-name="Source_20_Text"><text:s text:c="3"/>├ GPIO</text:span></text:p>
      <text:p text:style-name="P2"><text:span text:style-name="Source_20_Text"><text:s text:c="3"/>├ I2C</text:span></text:p>
      <text:p text:style-name="P1"><text:span text:style-name="Source_20_Text"><text:s text:c="3"/>└ sensores</text:span></text:p>
      <text:p text:style-name="Horizontal_20_Line"/>
      <text:h text:style-name="Heading_20_1" text:outline-level="1">🔟 Uma pequena recomendação</text:h>
      <text:p text:style-name="Text_20_body">Eu acrescentaria um registrador:</text:p>
      <text:p text:style-name="P1"><text:span text:style-name="Source_20_Text">FIFO_DATA</text:span></text:p>
      <text:p text:style-name="Text_20_body">Implementando um <text:span text:style-name="Strong_20_Emphasis">FIFO entre o 68000 e o RP2040</text:span>.</text:p>
      <text:p text:style-name="Text_20_body">Isso facilita muito para:</text:p>
      <text:list text:style-name="L2">
        <text:list-item>
          <text:p text:style-name="P4">enviar comandos</text:p>
        </text:list-item>
        <text:list-item>
          <text:p text:style-name="P4"><text:soft-page-break/>transferir dados</text:p>
        </text:list-item>
        <text:list-item>
          <text:p text:style-name="P4">streaming de vídeo.</text:p>
        </text:list-item>
      </text:list>
      <text:p text:style-name="Horizontal_20_Line"/>
      <text:p text:style-name="Text_20_body">MC68000</text:p>
      <text:p text:style-name="Text_20_body"><text:s text:c="3"/>│</text:p>
      <text:p text:style-name="Text_20_body"><text:s text:c="3"/>├ RAM</text:p>
      <text:p text:style-name="Text_20_body"><text:s text:c="3"/>├ UARTs</text:p>
      <text:p text:style-name="Text_20_body"><text:s text:c="3"/>│</text:p>
      <text:p text:style-name="Text_20_body"><text:s text:c="3"/>└ RP2040</text:p>
      <text:p text:style-name="Text_20_body"><text:s text:c="7"/>├ VGA</text:p>
      <text:p text:style-name="Text_20_body"><text:s text:c="7"/>├ SD card</text:p>
      <text:p text:style-name="Text_20_body"><text:s text:c="7"/>├ timers</text:p>
      <text:p text:style-name="Text_20_body"><text:s text:c="7"/>├ interrupções</text:p>
      <text:p text:style-name="Text_20_body"><text:s text:c="7"/>├ I2C</text:p>
      <text:p text:style-name="Text_20_body"><text:s text:c="7"/>└ sensores</text:p>
      <text:p text:style-name="Text_20_body"/>
      <text:p text:style-name="Text_20_body">✅ Conclusão:<text:line-break/>Sua ideia de interface <text:span text:style-name="Strong_20_Emphasis">A1–A6 + D0–D7 + sinais de controle</text:span> é <text:span text:style-name="Strong_20_Emphasis">perfeita para ligar o 68000 ao RP2040</text:span> e criar um chipset moderno com poucos pinos.</text:p>
      <text:p text:style-name="Horizontal_20_Line"/>
      <text:p text:style-name="Text_20_body">💡 Se quiser, posso também te mostrar <text:span text:style-name="Strong_20_Emphasis">um truque usado em placas 68000 modernas que permite ao RP2040 gerar VGA 640×480 usando menos de 10 pinos e apenas resistores</text:span>, sem DAC nenhum — é um circuito absurdamente simples e muito elegante.</text:p>
      <text:p text:style-name="Text_20_body">Perfeito — com essa interface o <text:span text:style-name="Strong_20_Emphasis">MC68000</text:span> pode acessar a SRAM interna do <text:span text:style-name="Strong_20_Emphasis">RP2350</text:span> através de <text:span text:style-name="Strong_20_Emphasis">registradores de ponte (window registers)</text:span>. Essa técnica é muito usada em GPUs e controladores antigos: o CPU não vê a RAM diretamente, ele escreve <text:span text:style-name="Strong_20_Emphasis">endereço + dados</text:span> em registradores e o chip faz a gravação interna.</text:p>
      <text:p text:style-name="Text_20_body">Vou mostrar uma implementação limpa.</text:p>
      <text:p text:style-name="Horizontal_20_Line"/>
      <text:h text:style-name="Heading_20_1" text:outline-level="1"><text:soft-page-break/>1️⃣ Interface física (como você definiu)</text:h>
      <text:p text:style-name="Text_20_body">Barramento:</text:p>
      <text:p text:style-name="Preformatted_20_Text"><text:span text:style-name="Source_20_Text">A1–A6 <text:s text:c="2"/>→ índice de registrador</text:span></text:p>
      <text:p text:style-name="Preformatted_20_Text"><text:span text:style-name="Source_20_Text">D0–D7 <text:s text:c="2"/>↔ dados</text:span></text:p>
      <text:p text:style-name="Preformatted_20_Text"><text:span text:style-name="Source_20_Text">R/W <text:s text:c="4"/>→ leitura ou escrita</text:span></text:p>
      <text:p text:style-name="Preformatted_20_Text"><text:span text:style-name="Source_20_Text">/AS <text:s text:c="4"/>→ ciclo de barramento</text:span></text:p>
      <text:p text:style-name="Preformatted_20_Text"><text:span text:style-name="Source_20_Text">/LDS <text:s text:c="3"/>→ byte válido</text:span></text:p>
      <text:p text:style-name="Preformatted_20_Text"><text:span text:style-name="Source_20_Text">CS <text:s text:c="5"/>→ seleciona o Pico</text:span></text:p>
      <text:p text:style-name="P1"><text:span text:style-name="Source_20_Text">DTACK <text:s text:c="2"/>← acknowledge</text:span></text:p>
      <text:p text:style-name="Text_20_body">Isso dá <text:span text:style-name="Strong_20_Emphasis">64 registradores de 8 bits</text:span>.</text:p>
      <text:p text:style-name="Horizontal_20_Line"/>
      <text:h text:style-name="Heading_20_1" text:outline-level="1">2️⃣ Registradores para acesso à SRAM</text:h>
      <text:p text:style-name="Text_20_body">Reserve alguns registradores para formar um <text:span text:style-name="Strong_20_Emphasis">ponteiro de memória</text:span>.</text:p>
      <text:p text:style-name="Text_20_body">Exemplo:</text:p>
      <text:p text:style-name="Preformatted_20_Text"><text:span text:style-name="Source_20_Text">00 <text:s/>MEM_ADDR0 <text:s text:c="2"/>(bits 7..0)</text:span></text:p>
      <text:p text:style-name="Preformatted_20_Text"><text:span text:style-name="Source_20_Text">01 <text:s/>MEM_ADDR1 <text:s text:c="2"/>(bits 15..8)</text:span></text:p>
      <text:p text:style-name="Preformatted_20_Text"><text:span text:style-name="Source_20_Text">02 <text:s/>MEM_ADDR2 <text:s text:c="2"/>(bits 23..16)</text:span></text:p>
      <text:p text:style-name="Preformatted_20_Text"/>
      <text:p text:style-name="Preformatted_20_Text"><text:span text:style-name="Source_20_Text">03 <text:s/>MEM_DATA</text:span></text:p>
      <text:p text:style-name="P1"><text:span text:style-name="Source_20_Text">04 <text:s/>MEM_DATA_AUTO</text:span></text:p>
      <text:p text:style-name="Text_20_body">Isso permite endereçar até:</text:p>
      <text:p text:style-name="P1"><text:span text:style-name="Source_20_Text">16 MB</text:span></text:p>
      <text:p text:style-name="Text_20_body">Muito mais do que a SRAM real do Pico.</text:p>
      <text:p text:style-name="Horizontal_20_Line"/>
      <text:h text:style-name="Heading_20_1" text:outline-level="1">3️⃣ Escrita simples na memória</text:h>
      <text:p text:style-name="Text_20_body">Fluxo no <text:span text:style-name="Strong_20_Emphasis">MC68000</text:span>:</text:p>
      <text:p text:style-name="Text_20_body">1️⃣ escrever endereço</text:p>
      <text:p text:style-name="Preformatted_20_Text"><text:span text:style-name="Source_20_Text">MOVE.B #$34,MEM_ADDR0</text:span></text:p>
      <text:p text:style-name="Preformatted_20_Text"><text:span text:style-name="Source_20_Text">MOVE.B #$12,MEM_ADDR1</text:span></text:p>
      <text:p text:style-name="P1"><text:span text:style-name="Source_20_Text">MOVE.B #$00,MEM_ADDR2</text:span></text:p>
      <text:p text:style-name="Text_20_body">Endereço interno:</text:p>
      <text:p text:style-name="P1"><text:span text:style-name="Source_20_Text">0x001234</text:span></text:p>
      <text:p text:style-name="Text_20_body">2️⃣ escrever dado</text:p>
      <text:p text:style-name="P1"><text:span text:style-name="Source_20_Text">MOVE.B #$AA,MEM_DATA</text:span></text:p>
      <text:p text:style-name="Text_20_body"><text:soft-page-break/>O <text:span text:style-name="Strong_20_Emphasis">RP2350</text:span> grava:</text:p>
      <text:p text:style-name="P1"><text:span text:style-name="Source_20_Text">sram[0x001234] = 0xAA</text:span></text:p>
      <text:p text:style-name="Horizontal_20_Line"/>
      <text:h text:style-name="Heading_20_1" text:outline-level="1">4️⃣ Escrita sequencial (muito mais rápida)</text:h>
      <text:p text:style-name="Text_20_body">Crie um registrador com <text:span text:style-name="Strong_20_Emphasis">auto incremento</text:span>:</text:p>
      <text:p text:style-name="P1"><text:span text:style-name="Source_20_Text">MEM_DATA_AUTO</text:span></text:p>
      <text:p text:style-name="Text_20_body">Funcionamento:</text:p>
      <text:p text:style-name="Preformatted_20_Text"><text:span text:style-name="Source_20_Text">write data</text:span></text:p>
      <text:p text:style-name="Preformatted_20_Text"><text:span text:style-name="Source_20_Text">store byte</text:span></text:p>
      <text:p text:style-name="P1"><text:span text:style-name="Source_20_Text">addr++</text:span></text:p>
      <text:p text:style-name="Text_20_body">Exemplo no <text:span text:style-name="Strong_20_Emphasis">68000</text:span>:</text:p>
      <text:p text:style-name="Preformatted_20_Text"><text:span text:style-name="Source_20_Text">MOVE.B #$00,MEM_ADDR0</text:span></text:p>
      <text:p text:style-name="Preformatted_20_Text"><text:span text:style-name="Source_20_Text">MOVE.B #$20,MEM_ADDR1</text:span></text:p>
      <text:p text:style-name="Preformatted_20_Text"><text:span text:style-name="Source_20_Text">MOVE.B #$00,MEM_ADDR2</text:span></text:p>
      <text:p text:style-name="Preformatted_20_Text"/>
      <text:p text:style-name="Preformatted_20_Text"><text:span text:style-name="Source_20_Text">loop:</text:span></text:p>
      <text:p text:style-name="Preformatted_20_Text"><text:span text:style-name="Source_20_Text">MOVE.B (A0)+,MEM_DATA_AUTO</text:span></text:p>
      <text:p text:style-name="P1"><text:span text:style-name="Source_20_Text">DBRA D0,loop</text:span></text:p>
      <text:p text:style-name="Text_20_body">Isso permite copiar blocos grandes.</text:p>
      <text:p text:style-name="Horizontal_20_Line"/>
      <text:h text:style-name="Heading_20_1" text:outline-level="1">5️⃣ Leitura da memória</text:h>
      <text:p text:style-name="Text_20_body">Mesma lógica.</text:p>
      <text:p text:style-name="Text_20_body">Registrador:</text:p>
      <text:p text:style-name="P1"><text:span text:style-name="Source_20_Text">MEM_DATA</text:span></text:p>
      <text:p text:style-name="Text_20_body">Quando o <text:span text:style-name="Strong_20_Emphasis">68000</text:span> lê:</text:p>
      <text:p text:style-name="P1"><text:span text:style-name="Source_20_Text">MOVE.B MEM_DATA,D0</text:span></text:p>
      <text:p text:style-name="Text_20_body">O Pico faz:</text:p>
      <text:p text:style-name="P1"><text:span text:style-name="Source_20_Text">D0 = sram[address]</text:span></text:p>
      <text:p text:style-name="Horizontal_20_Line"/>
      <text:h text:style-name="Heading_20_1" text:outline-level="1">6️⃣ Mapeamento de registradores (exemplo)</text:h>
      <text:p text:style-name="Text_20_body">Com <text:span text:style-name="Strong_20_Emphasis">A1–A6</text:span>:</text:p>
      <text:p text:style-name="Preformatted_20_Text"><text:soft-page-break/><text:span text:style-name="Source_20_Text">00 MEM_ADDR0</text:span></text:p>
      <text:p text:style-name="Preformatted_20_Text"><text:span text:style-name="Source_20_Text">01 MEM_ADDR1</text:span></text:p>
      <text:p text:style-name="Preformatted_20_Text"><text:span text:style-name="Source_20_Text">02 MEM_ADDR2</text:span></text:p>
      <text:p text:style-name="Preformatted_20_Text"><text:span text:style-name="Source_20_Text">03 MEM_DATA</text:span></text:p>
      <text:p text:style-name="Preformatted_20_Text"><text:span text:style-name="Source_20_Text">04 MEM_DATA_AUTO</text:span></text:p>
      <text:p text:style-name="Preformatted_20_Text"/>
      <text:p text:style-name="Preformatted_20_Text"><text:span text:style-name="Source_20_Text">08 VIDEO_PAGE</text:span></text:p>
      <text:p text:style-name="Preformatted_20_Text"><text:span text:style-name="Source_20_Text">09 VIDEO_SWAP</text:span></text:p>
      <text:p text:style-name="Preformatted_20_Text"/>
      <text:p text:style-name="Preformatted_20_Text"><text:span text:style-name="Source_20_Text">10 TIMER0</text:span></text:p>
      <text:p text:style-name="Preformatted_20_Text"><text:span text:style-name="Source_20_Text">11 TIMER1</text:span></text:p>
      <text:p text:style-name="Preformatted_20_Text"/>
      <text:p text:style-name="Preformatted_20_Text"><text:span text:style-name="Source_20_Text">20 GPIO_DATA</text:span></text:p>
      <text:p text:style-name="P1"><text:span text:style-name="Source_20_Text">21 GPIO_DIR</text:span></text:p>
      <text:p text:style-name="Text_20_body">Ainda sobra bastante espaço.</text:p>
      <text:p text:style-name="Horizontal_20_Line"/>
      <text:h text:style-name="Heading_20_1" text:outline-level="1">7️⃣ Lógica dentro do Pico</text:h>
      <text:p text:style-name="Text_20_body">Quando ocorre um ciclo:</text:p>
      <text:p text:style-name="Preformatted_20_Text"><text:span text:style-name="Source_20_Text">CS = 0</text:span></text:p>
      <text:p text:style-name="Preformatted_20_Text"><text:span text:style-name="Source_20_Text">AS = 0</text:span></text:p>
      <text:p text:style-name="P1"><text:span text:style-name="Source_20_Text">LDS = 0</text:span></text:p>
      <text:p text:style-name="Text_20_body">Fluxo:</text:p>
      <text:p text:style-name="Preformatted_20_Text"><text:span text:style-name="Source_20_Text">reg = A1..A6</text:span></text:p>
      <text:p text:style-name="Preformatted_20_Text"/>
      <text:p text:style-name="Preformatted_20_Text"><text:span text:style-name="Source_20_Text">if write:</text:span></text:p>
      <text:p text:style-name="Preformatted_20_Text"><text:span text:style-name="Source_20_Text"><text:s text:c="4"/>data = D0..D7</text:span></text:p>
      <text:p text:style-name="Preformatted_20_Text"><text:span text:style-name="Source_20_Text"><text:s text:c="4"/>execute(reg,data)</text:span></text:p>
      <text:p text:style-name="Preformatted_20_Text"/>
      <text:p text:style-name="Preformatted_20_Text"><text:span text:style-name="Source_20_Text">if read:</text:span></text:p>
      <text:p text:style-name="Preformatted_20_Text"><text:span text:style-name="Source_20_Text"><text:s text:c="4"/>data = read_register(reg)</text:span></text:p>
      <text:p text:style-name="P1"><text:span text:style-name="Source_20_Text"><text:s text:c="4"/>colocar em D0..D7</text:span></text:p>
      <text:p text:style-name="Text_20_body">Depois:</text:p>
      <text:p text:style-name="P1"><text:span text:style-name="Source_20_Text">DTACK = 0</text:span></text:p>
      <text:p text:style-name="Text_20_body">para finalizar o ciclo.</text:p>
      <text:p text:style-name="Horizontal_20_Line"/>
      <text:h text:style-name="Heading_20_1" text:outline-level="1">8️⃣ Implementação típica do registrador MEM_DATA_AUTO</text:h>
      <text:p text:style-name="Text_20_body">Pseudo-código:</text:p>
      <text:p text:style-name="Preformatted_20_Text"><text:span text:style-name="Source_20_Text">case MEM_DATA_AUTO:</text:span></text:p>
      <text:p text:style-name="Preformatted_20_Text"/>
      <text:p text:style-name="Preformatted_20_Text"><text:span text:style-name="Source_20_Text"><text:s text:c="4"/>if write:</text:span></text:p>
      <text:p text:style-name="Preformatted_20_Text"><text:span text:style-name="Source_20_Text"><text:s text:c="8"/>sram[mem_addr] = data</text:span></text:p>
      <text:p text:style-name="Preformatted_20_Text"><text:soft-page-break/><text:span text:style-name="Source_20_Text"><text:s text:c="8"/>mem_addr++</text:span></text:p>
      <text:p text:style-name="Preformatted_20_Text"/>
      <text:p text:style-name="Preformatted_20_Text"><text:span text:style-name="Source_20_Text"><text:s text:c="4"/>if read:</text:span></text:p>
      <text:p text:style-name="Preformatted_20_Text"><text:span text:style-name="Source_20_Text"><text:s text:c="8"/>data = sram[mem_addr]</text:span></text:p>
      <text:p text:style-name="P1"><text:span text:style-name="Source_20_Text"><text:s text:c="8"/>mem_addr++</text:span></text:p>
      <text:p text:style-name="Horizontal_20_Line"/>
      <text:h text:style-name="Heading_20_1" text:outline-level="1">9️⃣ Performance</text:h>
      <text:p text:style-name="Text_20_body">Mesmo com barramento de <text:span text:style-name="Strong_20_Emphasis">8 bits</text:span>, isso funciona bem porque:</text:p>
      <text:list text:style-name="L3">
        <text:list-item>
          <text:p text:style-name="P5">o <text:span text:style-name="Strong_20_Emphasis">MC68000</text:span> pode operar com wait states</text:p>
        </text:list-item>
        <text:list-item>
          <text:p text:style-name="P5">o Pico executa a gravação em poucos ciclos</text:p>
        </text:list-item>
      </text:list>
      <text:p text:style-name="Text_20_body">Para transferências grandes você pode atingir taxas boas.</text:p>
      <text:p text:style-name="Horizontal_20_Line"/>
      <text:h text:style-name="Heading_20_1" text:outline-level="1">🔟 Arquitetura resultante</text:h>
      <text:p text:style-name="Preformatted_20_Text"><text:span text:style-name="Source_20_Text">MC68000</text:span></text:p>
      <text:p text:style-name="Preformatted_20_Text"><text:span text:style-name="Source_20_Text"><text:s text:c="3"/>│</text:span></text:p>
      <text:p text:style-name="Preformatted_20_Text"><text:span text:style-name="Source_20_Text"><text:s text:c="3"/>│ registradores</text:span></text:p>
      <text:p text:style-name="Preformatted_20_Text"><text:span text:style-name="Source_20_Text"><text:s text:c="3"/>│</text:span></text:p>
      <text:p text:style-name="Preformatted_20_Text"><text:span text:style-name="Source_20_Text">Pico 2</text:span></text:p>
      <text:p text:style-name="Preformatted_20_Text"><text:span text:style-name="Source_20_Text"><text:s text:c="3"/>│</text:span></text:p>
      <text:p text:style-name="Preformatted_20_Text"><text:span text:style-name="Source_20_Text">SRAM interna</text:span></text:p>
      <text:p text:style-name="Preformatted_20_Text"><text:span text:style-name="Source_20_Text"><text:s text:c="3"/>│</text:span></text:p>
      <text:p text:style-name="P1"><text:span text:style-name="Source_20_Text">framebuffer</text:span></text:p>
      <text:p text:style-name="Text_20_body">O <text:span text:style-name="Strong_20_Emphasis">68000 enxerga a SRAM como uma janela controlada por registradores</text:span>.</text:p>
      <text:p text:style-name="Horizontal_20_Line"/>
      <text:p text:style-name="Text_20_body">✅ Essa técnica tem várias vantagens:</text:p>
      <text:list text:style-name="L4">
        <text:list-item>
          <text:p text:style-name="P6">usa poucos pinos</text:p>
        </text:list-item>
        <text:list-item>
          <text:p text:style-name="P6">interface simples</text:p>
        </text:list-item>
        <text:list-item>
          <text:p text:style-name="P6">permite acessar qualquer região da SRAM</text:p>
        </text:list-item>
        <text:list-item>
          <text:p text:style-name="P6">fácil de expandir para vídeo, buffers, etc.</text:p>
        </text:list-item>
      </text:list>
      <text:p text:style-name="Horizontal_20_Line"/>
      <text:p text:style-name="Text_20_body">💡 Existe um refinamento muito usado em hardware gráfico antigo:<text:line-break/>criar <text:span text:style-name="Strong_20_Emphasis">duas janelas de memória simultâneas</text:span> (por exemplo <text:span text:style-name="Source_20_Text">SRC_ADDR</text:span> e <text:span text:style-name="Source_20_Text">DST_ADDR</text:span>) para permitir operações como <text:span text:style-name="Strong_20_Emphasis">blit e copy block</text:span> diretamente no Pico. Isso transforma o Pico numa pequena <text:span text:style-name="Strong_20_Emphasis">GPU 2D</text:span> para o <text:span text:style-name="Strong_20_Emphasis">68000</text:span>. Se quiser, posso te mostrar essa arquitetura porque ela encaixa perfeitamente no seu sistem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Sans" fo:font-family="'Ubuntu Sans'" style:font-family-generic="swiss" fo:font-size="13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6:12:00.033017184</meta:creation-date>
    <dc:date>2026-03-15T16:30:19.902199294</dc:date>
    <meta:editing-duration>PT18M1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9" meta:paragraph-count="249" meta:word-count="1048" meta:character-count="6397" meta:non-whitespace-character-count="5334"/>
  </office:meta>
</office:document-meta>
</file>